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3ea5" officeooo:paragraph-rsid="00013ea5"/>
    </style:style>
    <style:style style:name="P2" style:family="paragraph" style:parent-style-name="Standard">
      <style:text-properties officeooo:paragraph-rsid="00013ea5"/>
    </style:style>
    <style:style style:name="P3" style:family="paragraph" style:parent-style-name="Standard">
      <style:text-properties officeooo:rsid="0002c56f" officeooo:paragraph-rsid="0002c56f"/>
    </style:style>
    <style:style style:name="P4" style:family="paragraph" style:parent-style-name="Standard">
      <style:text-properties officeooo:rsid="0003208c" officeooo:paragraph-rsid="0003208c"/>
    </style:style>
    <style:style style:name="P5" style:family="paragraph" style:parent-style-name="Standard">
      <style:text-properties officeooo:rsid="000abab6" officeooo:paragraph-rsid="000abab6"/>
    </style:style>
    <style:style style:name="P6" style:family="paragraph" style:parent-style-name="Standard">
      <style:text-properties officeooo:rsid="000ffc79" officeooo:paragraph-rsid="000ffc79" fo:background-color="transparent"/>
    </style:style>
    <style:style style:name="P7" style:family="paragraph" style:parent-style-name="Standard" style:list-style-name="L1">
      <style:text-properties officeooo:rsid="0002c56f" officeooo:paragraph-rsid="0002c56f"/>
    </style:style>
    <style:style style:name="P8" style:family="paragraph" style:parent-style-name="Standard" style:list-style-name="L2">
      <style:text-properties officeooo:rsid="0003208c" officeooo:paragraph-rsid="0003208c"/>
    </style:style>
    <style:style style:name="P9" style:family="paragraph" style:parent-style-name="Standard">
      <style:text-properties officeooo:rsid="0002c56f" officeooo:paragraph-rsid="0002c56f" fo:background-color="transparent"/>
    </style:style>
    <style:style style:name="P10" style:family="paragraph" style:parent-style-name="Text_20_body">
      <style:text-properties officeooo:rsid="0011740c" officeooo:paragraph-rsid="0011740c"/>
    </style:style>
    <style:style style:name="T1" style:family="text">
      <style:text-properties officeooo:rsid="0002c56f"/>
    </style:style>
    <style:style style:name="T2" style:family="text">
      <style:text-properties officeooo:rsid="000515d5"/>
    </style:style>
    <style:style style:name="T3" style:family="text">
      <style:text-properties officeooo:rsid="00069d30"/>
    </style:style>
    <style:style style:name="T4" style:family="text">
      <style:text-properties officeooo:rsid="00073318"/>
    </style:style>
    <style:style style:name="T5" style:family="text">
      <style:text-properties officeooo:rsid="000ae8a2"/>
    </style:style>
    <style:style style:name="T6" style:family="text">
      <style:text-properties officeooo:rsid="000bbfce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0dbf5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Micro banking system</text:p>
      <text:p text:style-name="P1"/>
      <text:h text:style-name="Heading_20_2" text:outline-level="2">Android <text:span text:style-name="T7">application</text:span></text:h>
      <text:p text:style-name="P2"/>
      <text:h text:style-name="Heading_20_3" text:outline-level="3">1.Accounts</text:h>
      <text:p text:style-name="P3">at the beginning, accounts table will be updated with the central server</text:p>
      <text:p text:style-name="P1">account button onclick get the values from accounts table every time (from mobile database) - <text:span text:style-name="T3">done</text:span></text:p>
      <text:p text:style-name="P9">data in the accounts table will be updated with the transactions – <text:span text:style-name="T4">done</text:span></text:p>
      <text:p text:style-name="P6">need to check the minimum value - <text:span text:style-name="T8">done</text:span></text:p>
      <text:p text:style-name="P6">need add a table with minimum values - <text:span text:style-name="T8">done</text:span></text:p>
      <text:p text:style-name="P1"/>
      <text:h text:style-name="Heading_20_3" text:outline-level="3">2.Charges - <text:span text:style-name="T6">done</text:span></text:h>
      <text:p text:style-name="P1">need to remove the charges input - <text:span text:style-name="T3">done</text:span></text:p>
      <text:p text:style-name="P1">need to cr<text:span text:style-name="T1">e</text:span>ate a method to calculate the charges according to the amount - <text:span text:style-name="T3">done</text:span></text:p>
      <text:p text:style-name="P1">for the assigned customers charges will be 0 – <text:span text:style-name="T3">done</text:span></text:p>
      <text:p text:style-name="P1">that task is done using checking the accounts table - <text:span text:style-name="T3">done</text:span></text:p>
      <text:p text:style-name="P1"/>
      <text:h text:style-name="Heading_20_3" text:outline-level="3">3.Transactions</text:h>
      <text:p text:style-name="P10">Starting a critical transaction, <text:s/>need to update with central server</text:p>
      <text:p text:style-name="P1">need to send data after 5 transactions have been taken - <text:span text:style-name="T5">done</text:span></text:p>
      <text:p text:style-name="P3">critical transactions wont be inserted to the mobile database - <text:span text:style-name="T5">done</text:span></text:p>
      <text:p text:style-name="P1">send data of critical transactions to the transactions table at the button click - <text:span text:style-name="T5">done</text:span></text:p>
      <text:p text:style-name="P3">update the accounts table - <text:span text:style-name="T8">done</text:span></text:p>
      <text:p text:style-name="P3"/>
      <text:p text:style-name="P3">process of transaction in the android application</text:p>
      <text:list xml:id="list6872285293827833413" text:style-name="L1">
        <text:list-item>
          <text:p text:style-name="P7">insert the account number</text:p>
        </text:list-item>
        <text:list-item>
          <text:p text:style-name="P7">chose the type (deposit/ withdraw)</text:p>
        </text:list-item>
        <text:list-item>
          <text:p text:style-name="P7">insert the amount</text:p>
        </text:list-item>
        <text:list-item>
          <text:p text:style-name="P7">insert the details</text:p>
        </text:list-item>
      </text:list>
      <text:p text:style-name="P3"/>
      <text:p text:style-name="P4">process</text:p>
      <text:list xml:id="list6568653123681863384" text:style-name="L2">
        <text:list-item>
          <text:p text:style-name="P8">check the account table for the given account number</text:p>
        </text:list-item>
        <text:list-item>
          <text:p text:style-name="P8">calculate the charges</text:p>
        </text:list-item>
        <text:list-item>
          <text:p text:style-name="P8">if charge is 0, insert to the transaction table <text:span text:style-name="T2">and update the accounts table with the current balance</text:span></text:p>
        </text:list-item>
        <text:list-item>
          <text:p text:style-name="P8">if the number of entries in the transaction table is 5, send all data to the central database and clear the table.</text:p>
        </text:list-item>
      </text:list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9:09:41.086038620</meta:creation-date>
    <dc:date>2018-11-22T21:37:42.346798926</dc:date>
    <meta:editing-duration>PT1H8M21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29" meta:word-count="247" meta:character-count="1399" meta:non-whitespace-character-count="1186"/>
  </office:meta>
</office:document-meta>
</file>